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92.3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16pt" fo:break-before="auto" style:use-optimal-row-height="true"/>
    </style:style>
    <style:style style:name="ro5" style:family="table-row">
      <style:table-row-properties style:row-height="113.16pt" fo:break-before="auto" style:use-optimal-row-height="true"/>
    </style:style>
    <style:style style:name="ro6" style:family="table-row">
      <style:table-row-properties style:row-height="34.04pt" fo:break-before="auto" style:use-optimal-row-height="true"/>
    </style:style>
    <style:style style:name="ro7" style:family="table-row">
      <style:table-row-properties style:row-height="79.06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68.14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55.9pt" fo:break-before="auto" style:use-optimal-row-height="true"/>
    </style:style>
    <style:style style:name="ro12" style:family="table-row">
      <style:table-row-properties style:row-height="90pt" fo:break-before="auto" style:use-optimal-row-height="true"/>
    </style:style>
    <style:style style:name="ro13" style:family="table-row">
      <style:table-row-properties style:row-height="1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font-name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22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4"/>
          <table:table-cell table:style-name="ce7" office:value-type="string" calcext:value-type="string">
            <text:p>Príkaz</text:p>
            <text:p>“int vlan 20”</text:p>
            <text:p>nie je podporovaný,</text:p>
            <text:p>ale v globálnom konfiguračnom móde je príkaz “standby” podporovaný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4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4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7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7"/>
          <table:table-cell table:style-name="ce22" table:number-columns-repeated="3"/>
          <table:table-cell table:style-name="ce7" office:value-type="string" calcext:value-type="string">
            <text:p>Príkaz</text:p>
            <text:p>“fhrp version vrrp v3”</text:p>
            <text:p>Je síce podporovaný, ale príkaz “int vlan 20” podporovaný nebol.</text:p>
          </table:table-cell>
          <table:table-cell table:style-name="ce7" office:value-type="string" calcext:value-type="string">
            <text:p>Príkaz</text:p>
            <text:p>“fhrp version vrrp v3”</text:p>
            <text:p>Je síce podporovaný, ale príkaz “int vlan 20” podporovaný nebol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style-name="ce7" office:value-type="string" calcext:value-type="string">
            <text:p>Nemá sériové rozhrania v EVE-ng</text:p>
          </table:table-cell>
          <table:table-cell table:style-name="ce22"/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2"/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2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9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3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29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,</text:p>
            <text:p>nie </text:p>
            <text:p>“autodiscovery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2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3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21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21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4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2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</text:p>
          </table:table-cell>
          <table:table-cell table:style-name="ce21" office:value-type="string" calcext:value-type="string">
            <text:p>Príkaz</text:p>
            <text:p>“ip cef”</text:p>
            <text:p>Musí byť rozšírený na</text:p>
            <text:p>“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2" office:value-type="string" calcext:value-type="string">
            <text:p>Príkaz “mls” v globálnom konfiguračnom móde nie je podporovaný</text:p>
          </table:table-cell>
          <table:table-cell table:style-name="ce21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Default"/>
          <table:table-cell table:number-columns-repeated="7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number-columns-repeated="1012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8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3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3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3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3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11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07:56:13.978304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3T19:22:29.514085412</dc:date>
    <meta:editing-duration>PT22H49M28S</meta:editing-duration>
    <meta:editing-cycles>123</meta:editing-cycles>
    <meta:generator>LibreOffice/6.0.0.3$Linux_X86_64 LibreOffice_project/00m0$Build-3</meta:generator>
    <meta:document-statistic meta:table-count="1" meta:cell-count="275" meta:object-count="0"/>
  </office:meta>
</office:document-meta>
</file>